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fo:font-weight="normal" style:font-weight-asian="normal" style:font-weight-complex="normal"/>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cess</text:h>
      <text:list xml:id="list36647183" text:style-name="L1">
        <text:list-item>
          <text:p text:style-name="P1">consists of <text:span text:style-name="T1">Tasks</text:span><text:span text:style-name="T2"> (derived classes of the Task class)</text:span></text:p>
        </text:list-item>
        <text:list-item>
          <text:p text:style-name="P2">is specified by the individual task clauses in a scenario file</text:p>
        </text:list-item>
      </text:list>
      <text:h text:style-name="Heading_20_1" text:outline-level="1">Task clause</text:h>
      <text:p text:style-name="Text_20_body"><text:span text:style-name="Teletype">task [id];</text:span></text:p>
      <text:p text:style-name="Text_20_body"><text:span text:style-name="Teletype">algorithm: [class];</text:span></text:p>
      <text:p text:style-name="Text_20_body"><text:span text:style-name="Teletype">params: [name]=["value"], [...];</text:span></text:p>
      <text:p text:style-name="Text_20_body"><text:span text:style-name="Teletype">in: ["file1"] [...];</text:span></text:p>
      <text:p text:style-name="Text_20_body"><text:span text:style-name="Teletype">out: ["file1"] [...];</text:span></text:p>
      <text:h text:style-name="Heading_20_2" text:outline-level="2">Parameters</text:h>
      <text:list xml:id="list36647001" text:style-name="L2">
        <text:list-item>
          <text:p text:style-name="P3">the <text:span text:style-name="Teletype">params</text:span> clause is not compulsory (no parameters will be set)</text:p>
        </text:list-item>
        <text:list-item>
          <text:p text:style-name="P3">the parameters' values are not compulsory (they will be considered boolean, empty string will be substituted for their value) and may be enclosed in quotes to be able to contain spaces</text:p>
        </text:list-item>
      </text:list>
      <text:h text:style-name="Heading_20_2" text:outline-level="2">Wildcards</text:h>
      <text:list xml:id="list36666886" text:style-name="L3">
        <text:list-item>
          <text:p text:style-name="P4">inputs and outputs may contain wildcards, which expand to file names – possibly the whole task is expanded to many tasks for the individual files.</text:p>
          <text:list>
            <text:list-item>
              <text:p text:style-name="P4">the expansions are always sorted alphabetically</text:p>
            </text:list-item>
          </text:list>
        </text:list-item>
      </text:list>
      <text:list xml:id="list36656408" text:style-name="L4">
        <text:list-item>
          <text:p text:style-name="P5">„*“ is for finding the files with a same expansion for every occurrence in the inputs, like „data-*.dat“ and „params-*.dat“ expand to „data-exp1.dat“ „params-exp1.dat“ / „data-exp2.dat“ „params-exp2.dat“</text:p>
          <text:list>
            <text:list-item>
              <text:p text:style-name="P5">for every expansion (combination), one task will be created</text:p>
            </text:list-item>
            <text:list-item>
              <text:p text:style-name="P5">„*“ is propagated into outputs and inputs of depending tasks (transitively)</text:p>
            </text:list-item>
          </text:list>
        </text:list-item>
        <text:list-item>
          <text:p text:style-name="P5">„***“ in the inputs means creating a combination of expansions for every input pattern that contains it</text:p>
        </text:list-item>
        <text:list-item>
          <text:p text:style-name="P5">„**“ in the inputs means taking all that expands into this one task</text:p>
        </text:list-item>
        <text:list-item>
          <text:p text:style-name="P5">„**“ in the outputs means that the task produces an unknown number of outputs</text:p>
        </text:list-item>
      </text:list>
      <text:h text:style-name="Heading_20_2" text:outline-level="2">Sub-Selection</text:h>
      <text:list xml:id="list37699503" text:style-name="L5">
        <text:list-item>
          <text:p text:style-name="P6">every wildcard may have also a sub-selection specification, using “|” characters:</text:p>
        </text:list-item>
        <text:list-item>
          <text:p text:style-name="P6">“file-*|sub-selection||.dat” is matched as “file-*sub-selection.dat”, but used as “file-*.dat” when creating task dependencies</text:p>
        </text:list-item>
        <text:list-item>
          <text:p text:style-name="P6">similarly: “file-*||sub-selection|.dat” is matched as “file-sub-selection*.dat”</text:p>
        </text:list-item>
        <text:list-item>
          <text:p text:style-name="P6">and finally, “file-*||sub-selection||.dat” matches only the file “file-sub-selection.dat” (with no wildcard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ndra </meta:initial-creator>
    <meta:creation-date>2010-05-31T11:52:01.44</meta:creation-date>
    <dc:date>2010-07-09T18:01:20.62</dc:date>
    <dc:creator>Ondra </dc:creator>
    <meta:editing-duration>PT01H18M34S</meta:editing-duration>
    <meta:editing-cycles>5</meta:editing-cycles>
    <meta:generator>OpenOffice.org/3.2$Win32 OpenOffice.org_project/320m18$Build-9502</meta:generator>
    <meta:document-statistic meta:table-count="0" meta:image-count="0" meta:object-count="0" meta:page-count="1" meta:paragraph-count="26" meta:word-count="279" meta:character-count="1702"/>
  </office:meta>
</office:document-meta>
</file>